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L1"/>
    <style:style style:name="P3" style:family="paragraph" style:parent-style-name="Standard" style:list-style-name="L3"/>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6">
      <style:text-properties fo:font-style="italic" fo:font-weight="bold" style:font-style-asian="italic" style:font-weight-asian="bold" style:font-style-complex="italic" style:font-weight-complex="bold"/>
    </style:style>
    <style:style style:name="P6" style:family="paragraph" style:parent-style-name="Standard" style:list-style-name="L7">
      <style:text-properties fo:font-style="italic" fo:font-weight="bold" style:font-style-asian="italic" style:font-weight-asian="bold" style:font-style-complex="italic" style:font-weight-complex="bold"/>
    </style:style>
    <style:style style:name="P7" style:family="paragraph" style:parent-style-name="Standard" style:list-style-name="L7"/>
    <style:style style:name="P8" style:family="paragraph" style:parent-style-name="Standard" style:list-style-name="L8"/>
    <style:style style:name="P9" style:family="paragraph" style:parent-style-name="Standard">
      <style:paragraph-properties fo:margin-left="0.4925in" fo:margin-right="0in" fo:text-indent="0in" style:auto-text-indent="false"/>
    </style:style>
    <style:style style:name="P10" style:family="paragraph" style:parent-style-name="Standard">
      <style:paragraph-properties fo:margin-left="0in" fo:margin-right="0in" fo:text-indent="0in" style:auto-text-indent="false"/>
    </style:style>
    <style:style style:name="P11" style:family="paragraph" style:parent-style-name="Standard">
      <style:paragraph-properties fo:margin-left="0in" fo:margin-right="0in" fo:text-indent="0in" style:auto-text-indent="false"/>
      <style:text-properties fo:font-size="18pt" style:font-size-asian="18pt" style:font-size-complex="18pt"/>
    </style:style>
    <style:style style:name="P12" style:family="paragraph" style:parent-style-name="Standard">
      <style:paragraph-properties fo:margin-left="0in" fo:margin-right="0in" fo:text-indent="0in" style:auto-text-indent="false"/>
      <style:text-properties fo:font-size="18pt" style:font-size-asian="15.75pt" style:font-size-complex="18pt"/>
    </style:style>
    <style:style style:name="P13" style:family="paragraph" style:parent-style-name="Standard" style:list-style-name="L7">
      <style:paragraph-properties fo:margin-left="2.9543in" fo:margin-right="0in" fo:text-indent="-0.25in" style:auto-text-indent="false"/>
    </style:style>
    <style:style style:name="T1" style:family="text">
      <style:text-properties fo:font-size="18pt" style:font-size-asian="18pt" style:font-size-complex="18pt"/>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8" style:family="text">
      <style:text-properties fo:font-size="24pt" style:font-size-asian="24pt" style:font-size-complex="24pt"/>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Critter API</text:span> </text:p>
      <text:p text:style-name="Standard"/>
      <text:p text:style-name="P9">API stands for Application Programmer Interface, which means it's the way the application programmer (you) gets at the framework, service or library providing the API—in other words, an API answers the question “<text:span text:style-name="T7">How in the heck do you drive this thing?</text:span>”</text:p>
      <text:p text:style-name="P9"/>
      <text:p text:style-name="P9">APIs are seldom static; new version of the software often change the API and thus you may have to change your code. <text:s/>Nice API designers will at least warn you about things that may go away (by marking them as “deprecated”), known to be buggy, etc. and will avoid changing things in surprising ways.</text:p>
      <text:p text:style-name="P10"/>
      <text:p text:style-name="P12">Events</text:p>
      <text:p text:style-name="P10"/>
      <text:p text:style-name="P10">The Critter API presently supports three event types:</text:p>
      <text:p text:style-name="P10"/>
      <text:list xml:id="list1474366713" text:style-name="L1">
        <text:list-item>
          <text:p text:style-name="P2"><text:span text:style-name="T5">on_collision(</text:span><text:span text:style-name="T9">self,dir,other,senses)</text:span></text:p>
        </text:list-item>
      </text:list>
      <text:p text:style-name="Standard"/>
      <text:p text:style-name="P9">Called when your critter is involved in a collision. <text:s/>Passes in four parameters:</text:p>
      <text:list xml:id="list311742916" text:style-name="L3">
        <text:list-item>
          <text:p text:style-name="P3">self – this is your critter</text:p>
        </text:list-item>
        <text:list-item>
          <text:p text:style-name="P3">dir – the compass direction to the thing that you collided with <text:span text:style-name="T4">depricated</text:span></text:p>
        </text:list-item>
        <text:list-item>
          <text:p text:style-name="P3">other – the thing you collided with</text:p>
        </text:list-item>
        <text:list-item>
          <text:p text:style-name="P3">senses – what you can sense (see the next section for details)</text:p>
        </text:list-item>
      </text:list>
      <text:p text:style-name="Standard"/>
      <text:list xml:id="list1493134278" text:continue-list="list1474366713" text:style-name="L1">
        <text:list-item>
          <text:p text:style-name="P4">on_attack(self,dir,attacker,senses)</text:p>
        </text:list-item>
      </text:list>
      <text:p text:style-name="Standard"/>
      <text:p text:style-name="P9">Never called, since there's presently no way for critters to attach each other and <text:s/>nothing else in the world that could attack them. </text:p>
      <text:p text:style-name="P10"/>
      <text:list xml:id="list1971663320" text:continue-numbering="true" text:style-name="L1">
        <text:list-item>
          <text:p text:style-name="P4">on_tick(self,senses)</text:p>
        </text:list-item>
      </text:list>
      <text:p text:style-name="P10"/>
      <text:p text:style-name="P9">Called once a “tick” (about ten times a second). <text:s/>This is the main callback that lets you critter decide what to do. <text:s/>As above, self is set to your critter and senses provides the incoming data.</text:p>
      <text:p text:style-name="Standard"/>
      <text:list xml:id="list1629862692" text:style-name="L6">
        <text:list-item>
          <text:p text:style-name="P5">More callbacks may be added in the future</text:p>
        </text:list-item>
      </text:list>
      <text:p text:style-name="Standard"/>
      <text:p text:style-name="Standard"/>
      <text:p text:style-name="P11">Incoming data (to your code)</text:p>
      <text:p text:style-name="P10"/>
      <text:p text:style-name="P10">All callbacks provide the current information from your critter's senses as a dictionary. <text:s/>Presently, it contains data from six sense organs:</text:p>
      <text:list xml:id="list1198377859" text:style-name="L7">
        <text:list-header>
          <text:p text:style-name="P7"></text:p>
        </text:list-header>
        <text:list-item>
          <text:p text:style-name="P7"><text:span text:style-name="T5">senses['sight']</text:span> – A set of tuples: (color,distance,direction,width,change)</text:p>
        </text:list-item>
        <text:list-item>
          <text:p text:style-name="P7"><text:span text:style-name="T5">senses['smell']</text:span><text:span text:style-name="T6"> – A</text:span> set of tuples: (strength,smell,change) <text:s/><text:span text:style-name="T4">presently buggy</text:span></text:p>
        </text:list-item>
        <text:list-item>
          <text:p text:style-name="P7"><text:span text:style-name="T5">senses['hearing']</text:span><text:span text:style-name="T6"> – A </text:span>set of tuples: (sound, relative direction, how long ago) <text:s/></text:p>
          <text:p text:style-name="P13"><text:span text:style-name="T4">should probably include loudness</text:span></text:p>
        </text:list-item>
        <text:list-item>
          <text:p text:style-name="P7"><text:span text:style-name="T5">senses['taste']</text:span><text:span text:style-name="T6"> – A set of tastes</text:span></text:p>
        </text:list-item>
        <text:list-item>
          <text:p text:style-name="P7"><text:soft-page-break/><text:span text:style-name="T5">sense['gps']</text:span><text:span text:style-name="T6"> – Your critter's current location </text:span><text:span text:style-name="T4">deprecated because it's silly</text:span></text:p>
        </text:list-item>
        <text:list-item>
          <text:p text:style-name="P7"><text:span text:style-name="T5">sense['compass']</text:span><text:span text:style-name="T6"> – The direction your critter is facing </text:span><text:span text:style-name="T4">deprecated because it's silly</text:span></text:p>
        </text:list-item>
        <text:list-item>
          <text:p text:style-name="P6">More senses should be added (e.g. movement, health, hunger, etc.)</text:p>
        </text:list-item>
      </text:list>
      <text:p text:style-name="P10"/>
      <text:p text:style-name="P10"><text:span text:style-name="T1">Control commands (from your code)</text:span> </text:p>
      <text:p text:style-name="P10"/>
      <text:p text:style-name="P10">Callbacks can return a string telling your critter's body what to do. <text:s/>If no command is given, most callbacks presently assume “Eat” (this is <text:span text:style-name="T4">depricated</text:span><text:span text:style-name="T10"> in the future the assumption will be “Pass”).</text:span> <text:s text:c="2"/>Presently supported commands are:</text:p>
      <text:p text:style-name="P10"/>
      <text:p text:style-name="P10"/>
      <text:list xml:id="list687167320" text:style-name="L8">
        <text:list-item>
          <text:p text:style-name="P8"><text:span text:style-name="T5">"Stop"</text:span><text:span text:style-name="T6"> – Stop moving (actually, just slow waaaay down.</text:span></text:p>
        </text:list-item>
        <text:list-item>
          <text:p text:style-name="P8"><text:span text:style-name="T5">"Go"</text:span> – Resume moving at a normal speed.</text:p>
        </text:list-item>
        <text:list-item>
          <text:p text:style-name="P8"><text:span text:style-name="T5">"Turn </text:span><text:span text:style-name="T3">X</text:span><text:span text:style-name="T5">"</text:span> – Turn a given amount. <text:s/>If X is negative, turns left; if X is positive, turn right. <text:s/>If X is zero, does nothing. <text:s/>There's a limit to how far you can turn in one tick; trying to turn further than this just turns the maximum amount.</text:p>
        </text:list-item>
        <text:list-item>
          <text:p text:style-name="P8"><text:span text:style-name="T5">"Accelerate </text:span><text:span text:style-name="T3">X</text:span><text:span text:style-name="T5">"</text:span> – Accelerate by the given ratio. <text:s/>If X is less than 1.0, slows down. <text:s/>You can only go so fast; attempting to accelerate past the maximum speed does nothing.</text:p>
        </text:list-item>
        <text:list-item>
          <text:p text:style-name="P8"><text:span text:style-name="T5">"Attack"</text:span> – <text:span text:style-name="T4">unimplemented</text:span></text:p>
        </text:list-item>
        <text:list-item>
          <text:p text:style-name="P8"><text:span text:style-name="T5">"Eat"</text:span> – Eat if there's anything edible under you, otherwise does nothing.</text:p>
        </text:list-item>
        <text:list-item>
          <text:p text:style-name="P8"><text:span text:style-name="T5">“Pass”</text:span> – Do nothing (continues moving forward unless stopped).</text:p>
        </text:list-item>
        <text:list-item>
          <text:p text:style-name="P8"><text:span text:style-name="T4">More control commands may be added in the future</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Roberts</meta:initial-creator>
    <meta:creation-date>2014-10-09T12:53:51</meta:creation-date>
    <dc:date>2014-10-09T13:34:45</dc:date>
    <dc:creator>Markus Roberts</dc:creator>
    <meta:editing-duration>PT18S</meta:editing-duration>
    <meta:editing-cycles>1</meta:editing-cycles>
    <meta:generator>LibreOffice/3.5$Linux_X86_64 LibreOffice_project/350m1$Build-2</meta:generator>
    <meta:document-statistic meta:table-count="0" meta:image-count="0" meta:object-count="0" meta:page-count="2" meta:paragraph-count="37" meta:word-count="519" meta:character-count="3065" meta:non-whitespace-character-count="2577"/>
  </office:meta>
</office:document-meta>
</file>